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lculate total incident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on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incident energy</text:p>
          </table:table-cell>
        </table:table-row>
        <table:table-row table:style-name="ro1">
          <table:table-cell office:value-type="float" office:value="938.27" calcext:value-type="float">
            <text:p>938.27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235" calcext:value-type="float">
            <text:p>235</text:p>
          </table:table-cell>
          <table:table-cell table:formula="of:=SQRT(2*[.A3]*SQRT([.B3]^2+[.C3]^2)+[.A3]^2+[.B3]^2)" office:value-type="float" office:value="1466.31402902521" calcext:value-type="float">
            <text:p>1466.3140290252</text:p>
          </table:table-cell>
        </table:table-row>
        <table:table-row table:style-name="ro1">
          <table:table-cell office:value-type="float" office:value="938.27" calcext:value-type="float">
            <text:p>938.27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245" calcext:value-type="float">
            <text:p>245</text:p>
          </table:table-cell>
          <table:table-cell table:formula="of:=SQRT(2*[.A4]*SQRT([.B4]^2+[.C4]^2)+[.A4]^2+[.B4]^2)" office:value-type="float" office:value="1469.1089658802" calcext:value-type="float">
            <text:p>1469.1089658802</text:p>
          </table:table-cell>
        </table:table-row>
        <table:table-row table:style-name="ro1">
          <table:table-cell office:value-type="float" office:value="938.27" calcext:value-type="float">
            <text:p>938.27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255" calcext:value-type="float">
            <text:p>255</text:p>
          </table:table-cell>
          <table:table-cell table:formula="of:=SQRT(2*[.A5]*SQRT([.B5]^2+[.C5]^2)+[.A5]^2+[.B5]^2)" office:value-type="float" office:value="1471.99139904107" calcext:value-type="float">
            <text:p>1471.9913990411</text:p>
          </table:table-cell>
        </table:table-row>
        <table:table-row table:style-name="ro1">
          <table:table-cell office:value-type="float" office:value="938.27" calcext:value-type="float">
            <text:p>938.27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265" calcext:value-type="float">
            <text:p>265</text:p>
          </table:table-cell>
          <table:table-cell table:formula="of:=SQRT(2*[.A6]*SQRT([.B6]^2+[.C6]^2)+[.A6]^2+[.B6]^2)" office:value-type="float" office:value="1474.95857536392" calcext:value-type="float">
            <text:p>1474.9585753639</text:p>
          </table:table-cell>
        </table:table-row>
        <table:table-row table:style-name="ro1">
          <table:table-cell office:value-type="float" office:value="938.27" calcext:value-type="float">
            <text:p>938.27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275" calcext:value-type="float">
            <text:p>275</text:p>
          </table:table-cell>
          <table:table-cell table:formula="of:=SQRT(2*[.A7]*SQRT([.B7]^2+[.C7]^2)+[.A7]^2+[.B7]^2)" office:value-type="float" office:value="1478.00775349385" calcext:value-type="float">
            <text:p>1478.0077534939</text:p>
          </table:table-cell>
        </table:table-row>
        <table:table-row table:style-name="ro1">
          <table:table-cell office:value-type="float" office:value="938.27" calcext:value-type="float">
            <text:p>938.27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285" calcext:value-type="float">
            <text:p>285</text:p>
          </table:table-cell>
          <table:table-cell table:formula="of:=SQRT(2*[.A8]*SQRT([.B8]^2+[.C8]^2)+[.A8]^2+[.B8]^2)" office:value-type="float" office:value="1481.13621058327" calcext:value-type="float">
            <text:p>1481.1362105833</text:p>
          </table:table-cell>
        </table:table-row>
        <table:table-row table:style-name="ro1">
          <table:table-cell office:value-type="float" office:value="938.27" calcext:value-type="float">
            <text:p>938.27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295" calcext:value-type="float">
            <text:p>295</text:p>
          </table:table-cell>
          <table:table-cell table:formula="of:=SQRT(2*[.A9]*SQRT([.B9]^2+[.C9]^2)+[.A9]^2+[.B9]^2)" office:value-type="float" office:value="1484.34124843198" calcext:value-type="float">
            <text:p>1484.341248432</text:p>
          </table:table-cell>
        </table:table-row>
        <table:table-row table:style-name="ro1">
          <table:table-cell office:value-type="float" office:value="938.27" calcext:value-type="float">
            <text:p>938.27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305" calcext:value-type="float">
            <text:p>305</text:p>
          </table:table-cell>
          <table:table-cell table:formula="of:=SQRT(2*[.A10]*SQRT([.B10]^2+[.C10]^2)+[.A10]^2+[.B10]^2)" office:value-type="float" office:value="1487.62019905515" calcext:value-type="float">
            <text:p>1487.6201990552</text:p>
          </table:table-cell>
        </table:table-row>
        <table:table-row table:style-name="ro1">
          <table:table-cell office:value-type="float" office:value="938.27" calcext:value-type="float">
            <text:p>938.27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315" calcext:value-type="float">
            <text:p>315</text:p>
          </table:table-cell>
          <table:table-cell table:formula="of:=SQRT(2*[.A11]*SQRT([.B11]^2+[.C11]^2)+[.A11]^2+[.B11]^2)" office:value-type="float" office:value="1490.97042969058" calcext:value-type="float">
            <text:p>1490.9704296906</text:p>
          </table:table-cell>
        </table:table-row>
        <table:table-row table:style-name="ro1">
          <table:table-cell office:value-type="float" office:value="938.27" calcext:value-type="float">
            <text:p>938.27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325" calcext:value-type="float">
            <text:p>325</text:p>
          </table:table-cell>
          <table:table-cell table:formula="of:=SQRT(2*[.A12]*SQRT([.B12]^2+[.C12]^2)+[.A12]^2+[.B12]^2)" office:value-type="float" office:value="1494.38934726163" calcext:value-type="float">
            <text:p>1494.3893472616</text:p>
          </table:table-cell>
        </table:table-row>
        <table:table-row table:style-name="ro1">
          <table:table-cell office:value-type="float" office:value="938.27" calcext:value-type="float">
            <text:p>938.27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335" calcext:value-type="float">
            <text:p>335</text:p>
          </table:table-cell>
          <table:table-cell table:formula="of:=SQRT(2*[.A13]*SQRT([.B13]^2+[.C13]^2)+[.A13]^2+[.B13]^2)" office:value-type="float" office:value="1497.87440231523" calcext:value-type="float">
            <text:p>1497.8744023152</text:p>
          </table:table-cell>
        </table:table-row>
        <table:table-row table:style-name="ro1">
          <table:table-cell office:value-type="float" office:value="938.27" calcext:value-type="float">
            <text:p>938.27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345" calcext:value-type="float">
            <text:p>345</text:p>
          </table:table-cell>
          <table:table-cell table:formula="of:=SQRT(2*[.A14]*SQRT([.B14]^2+[.C14]^2)+[.A14]^2+[.B14]^2)" office:value-type="float" office:value="1501.42309245827" calcext:value-type="float">
            <text:p>1501.4230924583</text:p>
          </table:table-cell>
        </table:table-row>
        <table:table-row table:style-name="ro1">
          <table:table-cell office:value-type="float" office:value="938.27" calcext:value-type="float">
            <text:p>938.27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355" calcext:value-type="float">
            <text:p>355</text:p>
          </table:table-cell>
          <table:table-cell table:formula="of:=SQRT(2*[.A15]*SQRT([.B15]^2+[.C15]^2)+[.A15]^2+[.B15]^2)" office:value-type="float" office:value="1505.03296531714" calcext:value-type="float">
            <text:p>1505.0329653172</text:p>
          </table:table-cell>
        </table:table-row>
        <table:table-row table:style-name="ro1">
          <table:table-cell office:value-type="float" office:value="938.27" calcext:value-type="float">
            <text:p>938.27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365" calcext:value-type="float">
            <text:p>365</text:p>
          </table:table-cell>
          <table:table-cell table:formula="of:=SQRT(2*[.A16]*SQRT([.B16]^2+[.C16]^2)+[.A16]^2+[.B16]^2)" office:value-type="float" office:value="1508.7016210477" calcext:value-type="float">
            <text:p>1508.7016210477</text:p>
          </table:table-cell>
        </table:table-row>
        <table:table-row table:style-name="ro1">
          <table:table-cell office:value-type="float" office:value="938.27" calcext:value-type="float">
            <text:p>938.27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375" calcext:value-type="float">
            <text:p>375</text:p>
          </table:table-cell>
          <table:table-cell table:formula="of:=SQRT(2*[.A17]*SQRT([.B17]^2+[.C17]^2)+[.A17]^2+[.B17]^2)" office:value-type="float" office:value="1512.42671442339" calcext:value-type="float">
            <text:p>1512.4267144234</text:p>
          </table:table-cell>
        </table:table-row>
        <table:table-row table:style-name="ro1">
          <table:table-cell office:value-type="float" office:value="938.27" calcext:value-type="float">
            <text:p>938.27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385" calcext:value-type="float">
            <text:p>385</text:p>
          </table:table-cell>
          <table:table-cell table:formula="of:=SQRT(2*[.A18]*SQRT([.B18]^2+[.C18]^2)+[.A18]^2+[.B18]^2)" office:value-type="float" office:value="1516.20595653039" calcext:value-type="float">
            <text:p>1516.2059565304</text:p>
          </table:table-cell>
        </table:table-row>
        <table:table-row table:style-name="ro1">
          <table:table-cell office:value-type="float" office:value="938.27" calcext:value-type="float">
            <text:p>938.27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395" calcext:value-type="float">
            <text:p>395</text:p>
          </table:table-cell>
          <table:table-cell table:formula="of:=SQRT(2*[.A19]*SQRT([.B19]^2+[.C19]^2)+[.A19]^2+[.B19]^2)" office:value-type="float" office:value="1520.03711609855" calcext:value-type="float">
            <text:p>1520.0371160986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405" calcext:value-type="float">
            <text:p>405</text:p>
          </table:table-cell>
          <table:table-cell table:formula="of:=SQRT(2*[.A20]*SQRT([.B20]^2+[.C20]^2)+[.A20]^2+[.B20]^2)" office:value-type="float" office:value="1523.92008992136" calcext:value-type="float">
            <text:p>1523.9200899214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415" calcext:value-type="float">
            <text:p>415</text:p>
          </table:table-cell>
          <table:table-cell table:formula="of:=SQRT(2*[.A21]*SQRT([.B21]^2+[.C21]^2)+[.A21]^2+[.B21]^2)" office:value-type="float" office:value="1527.84862888797" calcext:value-type="float">
            <text:p>1527.848628888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425" calcext:value-type="float">
            <text:p>425</text:p>
          </table:table-cell>
          <table:table-cell table:formula="of:=SQRT(2*[.A22]*SQRT([.B22]^2+[.C22]^2)+[.A22]^2+[.B22]^2)" office:value-type="float" office:value="1531.82274585365" calcext:value-type="float">
            <text:p>1531.8227458537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435" calcext:value-type="float">
            <text:p>435</text:p>
          </table:table-cell>
          <table:table-cell table:formula="of:=SQRT(2*[.A23]*SQRT([.B23]^2+[.C23]^2)+[.A23]^2+[.B23]^2)" office:value-type="float" office:value="1535.84044713884" calcext:value-type="float">
            <text:p>1535.8404471389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436" calcext:value-type="float">
            <text:p>436</text:p>
          </table:table-cell>
          <table:table-cell table:formula="of:=SQRT(2*[.A24]*SQRT([.B24]^2+[.C24]^2)+[.A24]^2+[.B24]^2)" office:value-type="float" office:value="1536.24453943423" calcext:value-type="float">
            <text:p>1536.2445394342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445" calcext:value-type="float">
            <text:p>445</text:p>
          </table:table-cell>
          <table:table-cell table:formula="of:=SQRT(2*[.A25]*SQRT([.B25]^2+[.C25]^2)+[.A25]^2+[.B25]^2)" office:value-type="float" office:value="1539.89979888105" calcext:value-type="float">
            <text:p>1539.8997988811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455" calcext:value-type="float">
            <text:p>455</text:p>
          </table:table-cell>
          <table:table-cell table:formula="of:=SQRT(2*[.A26]*SQRT([.B26]^2+[.C26]^2)+[.A26]^2+[.B26]^2)" office:value-type="float" office:value="1543.99892675757" calcext:value-type="float">
            <text:p>1543.9989267576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465" calcext:value-type="float">
            <text:p>465</text:p>
          </table:table-cell>
          <table:table-cell table:formula="of:=SQRT(2*[.A27]*SQRT([.B27]^2+[.C27]^2)+[.A27]^2+[.B27]^2)" office:value-type="float" office:value="1548.13601552707" calcext:value-type="float">
            <text:p>1548.1360155271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475" calcext:value-type="float">
            <text:p>475</text:p>
          </table:table-cell>
          <table:table-cell table:formula="of:=SQRT(2*[.A28]*SQRT([.B28]^2+[.C28]^2)+[.A28]^2+[.B28]^2)" office:value-type="float" office:value="1552.30930841133" calcext:value-type="float">
            <text:p>1552.3093084113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485" calcext:value-type="float">
            <text:p>485</text:p>
          </table:table-cell>
          <table:table-cell table:formula="of:=SQRT(2*[.A29]*SQRT([.B29]^2+[.C29]^2)+[.A29]^2+[.B29]^2)" office:value-type="float" office:value="1556.51710633707" calcext:value-type="float">
            <text:p>1556.5171063371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495" calcext:value-type="float">
            <text:p>495</text:p>
          </table:table-cell>
          <table:table-cell table:formula="of:=SQRT(2*[.A30]*SQRT([.B30]^2+[.C30]^2)+[.A30]^2+[.B30]^2)" office:value-type="float" office:value="1560.75776705649" calcext:value-type="float">
            <text:p>1560.7577670565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514" calcext:value-type="float">
            <text:p>514</text:p>
          </table:table-cell>
          <table:table-cell table:formula="of:=SQRT(2*[.A31]*SQRT([.B31]^2+[.C31]^2)+[.A31]^2+[.B31]^2)" office:value-type="float" office:value="1568.8999218607" calcext:value-type="float">
            <text:p>1568.8999218607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514" calcext:value-type="float">
            <text:p>514</text:p>
          </table:table-cell>
          <table:table-cell table:formula="of:=SQRT(2*[.A32]*SQRT([.B32]^2+[.C32]^2)+[.A32]^2+[.B32]^2)" office:value-type="float" office:value="1568.8999218607" calcext:value-type="float">
            <text:p>1568.8999218607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515" calcext:value-type="float">
            <text:p>515</text:p>
          </table:table-cell>
          <table:table-cell table:formula="of:=SQRT(2*[.A33]*SQRT([.B33]^2+[.C33]^2)+[.A33]^2+[.B33]^2)" office:value-type="float" office:value="1569.33138602213" calcext:value-type="float">
            <text:p>1569.3313860221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534" calcext:value-type="float">
            <text:p>534</text:p>
          </table:table-cell>
          <table:table-cell table:formula="of:=SQRT(2*[.A34]*SQRT([.B34]^2+[.C34]^2)+[.A34]^2+[.B34]^2)" office:value-type="float" office:value="1577.58127710139" calcext:value-type="float">
            <text:p>1577.5812771014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536" calcext:value-type="float">
            <text:p>536</text:p>
          </table:table-cell>
          <table:table-cell table:formula="of:=SQRT(2*[.A35]*SQRT([.B35]^2+[.C35]^2)+[.A35]^2+[.B35]^2)" office:value-type="float" office:value="1578.45522624535" calcext:value-type="float">
            <text:p>1578.4552262454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554" calcext:value-type="float">
            <text:p>554</text:p>
          </table:table-cell>
          <table:table-cell table:formula="of:=SQRT(2*[.A36]*SQRT([.B36]^2+[.C36]^2)+[.A36]^2+[.B36]^2)" office:value-type="float" office:value="1586.36508988807" calcext:value-type="float">
            <text:p>1586.3650898881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556" calcext:value-type="float">
            <text:p>556</text:p>
          </table:table-cell>
          <table:table-cell table:formula="of:=SQRT(2*[.A37]*SQRT([.B37]^2+[.C37]^2)+[.A37]^2+[.B37]^2)" office:value-type="float" office:value="1587.24869753966" calcext:value-type="float">
            <text:p>1587.2486975397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560" calcext:value-type="float">
            <text:p>560</text:p>
          </table:table-cell>
          <table:table-cell table:formula="of:=SQRT(2*[.A38]*SQRT([.B38]^2+[.C38]^2)+[.A38]^2+[.B38]^2)" office:value-type="float" office:value="1589.01863138615" calcext:value-type="float">
            <text:p>1589.0186313862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573" calcext:value-type="float">
            <text:p>573</text:p>
          </table:table-cell>
          <table:table-cell table:formula="of:=SQRT(2*[.A39]*SQRT([.B39]^2+[.C39]^2)+[.A39]^2+[.B39]^2)" office:value-type="float" office:value="1594.79509217958" calcext:value-type="float">
            <text:p>1594.7950921796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577" calcext:value-type="float">
            <text:p>577</text:p>
          </table:table-cell>
          <table:table-cell table:formula="of:=SQRT(2*[.A40]*SQRT([.B40]^2+[.C40]^2)+[.A40]^2+[.B40]^2)" office:value-type="float" office:value="1596.57961812403" calcext:value-type="float">
            <text:p>1596.579618124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581" calcext:value-type="float">
            <text:p>581</text:p>
          </table:table-cell>
          <table:table-cell table:formula="of:=SQRT(2*[.A41]*SQRT([.B41]^2+[.C41]^2)+[.A41]^2+[.B41]^2)" office:value-type="float" office:value="1598.36737927386" calcext:value-type="float">
            <text:p>1598.3673792739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597" calcext:value-type="float">
            <text:p>597</text:p>
          </table:table-cell>
          <table:table-cell table:formula="of:=SQRT(2*[.A42]*SQRT([.B42]^2+[.C42]^2)+[.A42]^2+[.B42]^2)" office:value-type="float" office:value="1605.54932993601" calcext:value-type="float">
            <text:p>1605.549329936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597" calcext:value-type="float">
            <text:p>597</text:p>
          </table:table-cell>
          <table:table-cell table:formula="of:=SQRT(2*[.A43]*SQRT([.B43]^2+[.C43]^2)+[.A43]^2+[.B43]^2)" office:value-type="float" office:value="1605.54932993601" calcext:value-type="float">
            <text:p>1605.549329936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617" calcext:value-type="float">
            <text:p>617</text:p>
          </table:table-cell>
          <table:table-cell table:formula="of:=SQRT(2*[.A44]*SQRT([.B44]^2+[.C44]^2)+[.A44]^2+[.B44]^2)" office:value-type="float" office:value="1614.59110933936" calcext:value-type="float">
            <text:p>1614.5911093394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618" calcext:value-type="float">
            <text:p>618</text:p>
          </table:table-cell>
          <table:table-cell table:formula="of:=SQRT(2*[.A45]*SQRT([.B45]^2+[.C45]^2)+[.A45]^2+[.B45]^2)" office:value-type="float" office:value="1615.04494019126" calcext:value-type="float">
            <text:p>1615.0449401913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629" calcext:value-type="float">
            <text:p>629</text:p>
          </table:table-cell>
          <table:table-cell table:formula="of:=SQRT(2*[.A46]*SQRT([.B46]^2+[.C46]^2)+[.A46]^2+[.B46]^2)" office:value-type="float" office:value="1620.04732987238" calcext:value-type="float">
            <text:p>1620.0473298724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637" calcext:value-type="float">
            <text:p>637</text:p>
          </table:table-cell>
          <table:table-cell table:formula="of:=SQRT(2*[.A47]*SQRT([.B47]^2+[.C47]^2)+[.A47]^2+[.B47]^2)" office:value-type="float" office:value="1623.69675153742" calcext:value-type="float">
            <text:p>1623.6967515374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638" calcext:value-type="float">
            <text:p>638</text:p>
          </table:table-cell>
          <table:table-cell table:formula="of:=SQRT(2*[.A48]*SQRT([.B48]^2+[.C48]^2)+[.A48]^2+[.B48]^2)" office:value-type="float" office:value="1624.15357148626" calcext:value-type="float">
            <text:p>1624.1535714863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658" calcext:value-type="float">
            <text:p>658</text:p>
          </table:table-cell>
          <table:table-cell table:formula="of:=SQRT(2*[.A49]*SQRT([.B49]^2+[.C49]^2)+[.A49]^2+[.B49]^2)" office:value-type="float" office:value="1633.31811909243" calcext:value-type="float">
            <text:p>1633.3181190924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658" calcext:value-type="float">
            <text:p>658</text:p>
          </table:table-cell>
          <table:table-cell table:formula="of:=SQRT(2*[.A50]*SQRT([.B50]^2+[.C50]^2)+[.A50]^2+[.B50]^2)" office:value-type="float" office:value="1633.31811909243" calcext:value-type="float">
            <text:p>1633.3181190924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659" calcext:value-type="float">
            <text:p>659</text:p>
          </table:table-cell>
          <table:table-cell table:formula="of:=SQRT(2*[.A51]*SQRT([.B51]^2+[.C51]^2)+[.A51]^2+[.B51]^2)" office:value-type="float" office:value="1633.77768681351" calcext:value-type="float">
            <text:p>1633.7776868135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677" calcext:value-type="float">
            <text:p>677</text:p>
          </table:table-cell>
          <table:table-cell table:formula="of:=SQRT(2*[.A52]*SQRT([.B52]^2+[.C52]^2)+[.A52]^2+[.B52]^2)" office:value-type="float" office:value="1642.06987327092" calcext:value-type="float">
            <text:p>1642.0698732709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678" calcext:value-type="float">
            <text:p>678</text:p>
          </table:table-cell>
          <table:table-cell table:formula="of:=SQRT(2*[.A53]*SQRT([.B53]^2+[.C53]^2)+[.A53]^2+[.B53]^2)" office:value-type="float" office:value="1642.53160868467" calcext:value-type="float">
            <text:p>1642.5316086847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687" calcext:value-type="float">
            <text:p>687</text:p>
          </table:table-cell>
          <table:table-cell table:formula="of:=SQRT(2*[.A54]*SQRT([.B54]^2+[.C54]^2)+[.A54]^2+[.B54]^2)" office:value-type="float" office:value="1646.69191292441" calcext:value-type="float">
            <text:p>1646.6919129244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690" calcext:value-type="float">
            <text:p>690</text:p>
          </table:table-cell>
          <table:table-cell table:formula="of:=SQRT(2*[.A55]*SQRT([.B55]^2+[.C55]^2)+[.A55]^2+[.B55]^2)" office:value-type="float" office:value="1648.08049620535" calcext:value-type="float">
            <text:p>1648.0804962054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699" calcext:value-type="float">
            <text:p>699</text:p>
          </table:table-cell>
          <table:table-cell table:formula="of:=SQRT(2*[.A56]*SQRT([.B56]^2+[.C56]^2)+[.A56]^2+[.B56]^2)" office:value-type="float" office:value="1652.25141201481" calcext:value-type="float">
            <text:p>1652.2514120148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714" calcext:value-type="float">
            <text:p>714</text:p>
          </table:table-cell>
          <table:table-cell table:formula="of:=SQRT(2*[.A57]*SQRT([.B57]^2+[.C57]^2)+[.A57]^2+[.B57]^2)" office:value-type="float" office:value="1659.21900288013" calcext:value-type="float">
            <text:p>1659.2190028801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718" calcext:value-type="float">
            <text:p>718</text:p>
          </table:table-cell>
          <table:table-cell table:formula="of:=SQRT(2*[.A58]*SQRT([.B58]^2+[.C58]^2)+[.A58]^2+[.B58]^2)" office:value-type="float" office:value="1661.08017344218" calcext:value-type="float">
            <text:p>1661.0801734422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719" calcext:value-type="float">
            <text:p>719</text:p>
          </table:table-cell>
          <table:table-cell table:formula="of:=SQRT(2*[.A59]*SQRT([.B59]^2+[.C59]^2)+[.A59]^2+[.B59]^2)" office:value-type="float" office:value="1661.54566189999" calcext:value-type="float">
            <text:p>1661.5456619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728" calcext:value-type="float">
            <text:p>728</text:p>
          </table:table-cell>
          <table:table-cell table:formula="of:=SQRT(2*[.A60]*SQRT([.B60]^2+[.C60]^2)+[.A60]^2+[.B60]^2)" office:value-type="float" office:value="1665.73844602465" calcext:value-type="float">
            <text:p>1665.7384460247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740" calcext:value-type="float">
            <text:p>740</text:p>
          </table:table-cell>
          <table:table-cell table:formula="of:=SQRT(2*[.A61]*SQRT([.B61]^2+[.C61]^2)+[.A61]^2+[.B61]^2)" office:value-type="float" office:value="1671.3377255825" calcext:value-type="float">
            <text:p>1671.3377255825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750" calcext:value-type="float">
            <text:p>750</text:p>
          </table:table-cell>
          <table:table-cell table:formula="of:=SQRT(2*[.A62]*SQRT([.B62]^2+[.C62]^2)+[.A62]^2+[.B62]^2)" office:value-type="float" office:value="1676.01086516947" calcext:value-type="float">
            <text:p>1676.0108651695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758" calcext:value-type="float">
            <text:p>758</text:p>
          </table:table-cell>
          <table:table-cell table:formula="of:=SQRT(2*[.A63]*SQRT([.B63]^2+[.C63]^2)+[.A63]^2+[.B63]^2)" office:value-type="float" office:value="1679.75358245292" calcext:value-type="float">
            <text:p>1679.7535824529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761" calcext:value-type="float">
            <text:p>761</text:p>
          </table:table-cell>
          <table:table-cell table:formula="of:=SQRT(2*[.A64]*SQRT([.B64]^2+[.C64]^2)+[.A64]^2+[.B64]^2)" office:value-type="float" office:value="1681.1579994677" calcext:value-type="float">
            <text:p>1681.1579994677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773" calcext:value-type="float">
            <text:p>773</text:p>
          </table:table-cell>
          <table:table-cell table:formula="of:=SQRT(2*[.A65]*SQRT([.B65]^2+[.C65]^2)+[.A65]^2+[.B65]^2)" office:value-type="float" office:value="1686.78018629984" calcext:value-type="float">
            <text:p>1686.7801862998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777" calcext:value-type="float">
            <text:p>777</text:p>
          </table:table-cell>
          <table:table-cell table:formula="of:=SQRT(2*[.A66]*SQRT([.B66]^2+[.C66]^2)+[.A66]^2+[.B66]^2)" office:value-type="float" office:value="1688.65574684447" calcext:value-type="float">
            <text:p>1688.6557468445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778" calcext:value-type="float">
            <text:p>778</text:p>
          </table:table-cell>
          <table:table-cell table:formula="of:=SQRT(2*[.A67]*SQRT([.B67]^2+[.C67]^2)+[.A67]^2+[.B67]^2)" office:value-type="float" office:value="1689.12474661123" calcext:value-type="float">
            <text:p>1689.1247466112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793" calcext:value-type="float">
            <text:p>793</text:p>
          </table:table-cell>
          <table:table-cell table:formula="of:=SQRT(2*[.A68]*SQRT([.B68]^2+[.C68]^2)+[.A68]^2+[.B68]^2)" office:value-type="float" office:value="1696.16460002379" calcext:value-type="float">
            <text:p>1696.1646000238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798" calcext:value-type="float">
            <text:p>798</text:p>
          </table:table-cell>
          <table:table-cell table:formula="of:=SQRT(2*[.A69]*SQRT([.B69]^2+[.C69]^2)+[.A69]^2+[.B69]^2)" office:value-type="float" office:value="1698.51306875796" calcext:value-type="float">
            <text:p>1698.513068758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806" calcext:value-type="float">
            <text:p>806</text:p>
          </table:table-cell>
          <table:table-cell table:formula="of:=SQRT(2*[.A70]*SQRT([.B70]^2+[.C70]^2)+[.A70]^2+[.B70]^2)" office:value-type="float" office:value="1702.27231125532" calcext:value-type="float">
            <text:p>1702.2723112553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818" calcext:value-type="float">
            <text:p>818</text:p>
          </table:table-cell>
          <table:table-cell table:formula="of:=SQRT(2*[.A71]*SQRT([.B71]^2+[.C71]^2)+[.A71]^2+[.B71]^2)" office:value-type="float" office:value="1707.91462155085" calcext:value-type="float">
            <text:p>1707.9146215509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838" calcext:value-type="float">
            <text:p>838</text:p>
          </table:table-cell>
          <table:table-cell table:formula="of:=SQRT(2*[.A72]*SQRT([.B72]^2+[.C72]^2)+[.A72]^2+[.B72]^2)" office:value-type="float" office:value="1717.32579328676" calcext:value-type="float">
            <text:p>1717.3257932868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838" calcext:value-type="float">
            <text:p>838</text:p>
          </table:table-cell>
          <table:table-cell table:formula="of:=SQRT(2*[.A73]*SQRT([.B73]^2+[.C73]^2)+[.A73]^2+[.B73]^2)" office:value-type="float" office:value="1717.32579328676" calcext:value-type="float">
            <text:p>1717.3257932868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853" calcext:value-type="float">
            <text:p>853</text:p>
          </table:table-cell>
          <table:table-cell table:formula="of:=SQRT(2*[.A74]*SQRT([.B74]^2+[.C74]^2)+[.A74]^2+[.B74]^2)" office:value-type="float" office:value="1724.38847688939" calcext:value-type="float">
            <text:p>1724.3884768894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857" calcext:value-type="float">
            <text:p>857</text:p>
          </table:table-cell>
          <table:table-cell table:formula="of:=SQRT(2*[.A75]*SQRT([.B75]^2+[.C75]^2)+[.A75]^2+[.B75]^2)" office:value-type="float" office:value="1726.27228878029" calcext:value-type="float">
            <text:p>1726.2722887803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862" calcext:value-type="float">
            <text:p>862</text:p>
          </table:table-cell>
          <table:table-cell table:formula="of:=SQRT(2*[.A76]*SQRT([.B76]^2+[.C76]^2)+[.A76]^2+[.B76]^2)" office:value-type="float" office:value="1728.62724070522" calcext:value-type="float">
            <text:p>1728.6272407052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874" calcext:value-type="float">
            <text:p>874</text:p>
          </table:table-cell>
          <table:table-cell table:formula="of:=SQRT(2*[.A77]*SQRT([.B77]^2+[.C77]^2)+[.A77]^2+[.B77]^2)" office:value-type="float" office:value="1734.27971637252" calcext:value-type="float">
            <text:p>1734.2797163725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877" calcext:value-type="float">
            <text:p>877</text:p>
          </table:table-cell>
          <table:table-cell table:formula="of:=SQRT(2*[.A78]*SQRT([.B78]^2+[.C78]^2)+[.A78]^2+[.B78]^2)" office:value-type="float" office:value="1735.69291304259" calcext:value-type="float">
            <text:p>1735.6929130426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883" calcext:value-type="float">
            <text:p>883</text:p>
          </table:table-cell>
          <table:table-cell table:formula="of:=SQRT(2*[.A79]*SQRT([.B79]^2+[.C79]^2)+[.A79]^2+[.B79]^2)" office:value-type="float" office:value="1738.51933519021" calcext:value-type="float">
            <text:p>1738.5193351902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888" calcext:value-type="float">
            <text:p>888</text:p>
          </table:table-cell>
          <table:table-cell table:formula="of:=SQRT(2*[.A80]*SQRT([.B80]^2+[.C80]^2)+[.A80]^2+[.B80]^2)" office:value-type="float" office:value="1740.87467372631" calcext:value-type="float">
            <text:p>1740.8746737263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894" calcext:value-type="float">
            <text:p>894</text:p>
          </table:table-cell>
          <table:table-cell table:formula="of:=SQRT(2*[.A81]*SQRT([.B81]^2+[.C81]^2)+[.A81]^2+[.B81]^2)" office:value-type="float" office:value="1743.70100330904" calcext:value-type="float">
            <text:p>1743.701003309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897" calcext:value-type="float">
            <text:p>897</text:p>
          </table:table-cell>
          <table:table-cell table:formula="of:=SQRT(2*[.A82]*SQRT([.B82]^2+[.C82]^2)+[.A82]^2+[.B82]^2)" office:value-type="float" office:value="1745.1141167038" calcext:value-type="float">
            <text:p>1745.1141167038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902" calcext:value-type="float">
            <text:p>902</text:p>
          </table:table-cell>
          <table:table-cell table:formula="of:=SQRT(2*[.A83]*SQRT([.B83]^2+[.C83]^2)+[.A83]^2+[.B83]^2)" office:value-type="float" office:value="1747.46920046739" calcext:value-type="float">
            <text:p>1747.4692004674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906" calcext:value-type="float">
            <text:p>906</text:p>
          </table:table-cell>
          <table:table-cell table:formula="of:=SQRT(2*[.A84]*SQRT([.B84]^2+[.C84]^2)+[.A84]^2+[.B84]^2)" office:value-type="float" office:value="1749.35315076535" calcext:value-type="float">
            <text:p>1749.3531507654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916" calcext:value-type="float">
            <text:p>916</text:p>
          </table:table-cell>
          <table:table-cell table:formula="of:=SQRT(2*[.A85]*SQRT([.B85]^2+[.C85]^2)+[.A85]^2+[.B85]^2)" office:value-type="float" office:value="1754.06244026901" calcext:value-type="float">
            <text:p>1754.062440269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917" calcext:value-type="float">
            <text:p>917</text:p>
          </table:table-cell>
          <table:table-cell table:formula="of:=SQRT(2*[.A86]*SQRT([.B86]^2+[.C86]^2)+[.A86]^2+[.B86]^2)" office:value-type="float" office:value="1754.533315122" calcext:value-type="float">
            <text:p>1754.533315122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918" calcext:value-type="float">
            <text:p>918</text:p>
          </table:table-cell>
          <table:table-cell table:formula="of:=SQRT(2*[.A87]*SQRT([.B87]^2+[.C87]^2)+[.A87]^2+[.B87]^2)" office:value-type="float" office:value="1755.00417899027" calcext:value-type="float">
            <text:p>1755.0041789903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935" calcext:value-type="float">
            <text:p>935</text:p>
          </table:table-cell>
          <table:table-cell table:formula="of:=SQRT(2*[.A88]*SQRT([.B88]^2+[.C88]^2)+[.A88]^2+[.B88]^2)" office:value-type="float" office:value="1763.00691432521" calcext:value-type="float">
            <text:p>1763.0069143252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936" calcext:value-type="float">
            <text:p>936</text:p>
          </table:table-cell>
          <table:table-cell table:formula="of:=SQRT(2*[.A89]*SQRT([.B89]^2+[.C89]^2)+[.A89]^2+[.B89]^2)" office:value-type="float" office:value="1763.47753320137" calcext:value-type="float">
            <text:p>1763.4775332014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936" calcext:value-type="float">
            <text:p>936</text:p>
          </table:table-cell>
          <table:table-cell table:formula="of:=SQRT(2*[.A90]*SQRT([.B90]^2+[.C90]^2)+[.A90]^2+[.B90]^2)" office:value-type="float" office:value="1763.47753320137" calcext:value-type="float">
            <text:p>1763.4775332014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954" calcext:value-type="float">
            <text:p>954</text:p>
          </table:table-cell>
          <table:table-cell table:formula="of:=SQRT(2*[.A91]*SQRT([.B91]^2+[.C91]^2)+[.A91]^2+[.B91]^2)" office:value-type="float" office:value="1771.94566076725" calcext:value-type="float">
            <text:p>1771.9456607673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956" calcext:value-type="float">
            <text:p>956</text:p>
          </table:table-cell>
          <table:table-cell table:formula="of:=SQRT(2*[.A92]*SQRT([.B92]^2+[.C92]^2)+[.A92]^2+[.B92]^2)" office:value-type="float" office:value="1772.88617635486" calcext:value-type="float">
            <text:p>1772.8861763549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960" calcext:value-type="float">
            <text:p>960</text:p>
          </table:table-cell>
          <table:table-cell table:formula="of:=SQRT(2*[.A93]*SQRT([.B93]^2+[.C93]^2)+[.A93]^2+[.B93]^2)" office:value-type="float" office:value="1774.76695157478" calcext:value-type="float">
            <text:p>1774.7669515748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960" calcext:value-type="float">
            <text:p>960</text:p>
          </table:table-cell>
          <table:table-cell table:formula="of:=SQRT(2*[.A94]*SQRT([.B94]^2+[.C94]^2)+[.A94]^2+[.B94]^2)" office:value-type="float" office:value="1774.76695157478" calcext:value-type="float">
            <text:p>1774.7669515748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970" calcext:value-type="float">
            <text:p>970</text:p>
          </table:table-cell>
          <table:table-cell table:formula="of:=SQRT(2*[.A95]*SQRT([.B95]^2+[.C95]^2)+[.A95]^2+[.B95]^2)" office:value-type="float" office:value="1779.46730860498" calcext:value-type="float">
            <text:p>1779.467308605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971" calcext:value-type="float">
            <text:p>971</text:p>
          </table:table-cell>
          <table:table-cell table:formula="of:=SQRT(2*[.A96]*SQRT([.B96]^2+[.C96]^2)+[.A96]^2+[.B96]^2)" office:value-type="float" office:value="1779.93721372587" calcext:value-type="float">
            <text:p>1779.9372137259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991" calcext:value-type="float">
            <text:p>991</text:p>
          </table:table-cell>
          <table:table-cell table:formula="of:=SQRT(2*[.A97]*SQRT([.B97]^2+[.C97]^2)+[.A97]^2+[.B97]^2)" office:value-type="float" office:value="1789.32984726156" calcext:value-type="float">
            <text:p>1789.3298472616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001" calcext:value-type="float">
            <text:p>1001</text:p>
          </table:table-cell>
          <table:table-cell table:formula="of:=SQRT(2*[.A98]*SQRT([.B98]^2+[.C98]^2)+[.A98]^2+[.B98]^2)" office:value-type="float" office:value="1794.02192782565" calcext:value-type="float">
            <text:p>1794.0219278257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005" calcext:value-type="float">
            <text:p>1005</text:p>
          </table:table-cell>
          <table:table-cell table:formula="of:=SQRT(2*[.A99]*SQRT([.B99]^2+[.C99]^2)+[.A99]^2+[.B99]^2)" office:value-type="float" office:value="1795.89790431484" calcext:value-type="float">
            <text:p>1795.8979043148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022" calcext:value-type="float">
            <text:p>1022</text:p>
          </table:table-cell>
          <table:table-cell table:formula="of:=SQRT(2*[.A100]*SQRT([.B100]^2+[.C100]^2)+[.A100]^2+[.B100]^2)" office:value-type="float" office:value="1803.86499213389" calcext:value-type="float">
            <text:p>1803.8649921339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044" calcext:value-type="float">
            <text:p>1044</text:p>
          </table:table-cell>
          <table:table-cell table:formula="of:=SQRT(2*[.A101]*SQRT([.B101]^2+[.C101]^2)+[.A101]^2+[.B101]^2)" office:value-type="float" office:value="1814.16024996817" calcext:value-type="float">
            <text:p>1814.1602499682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045" calcext:value-type="float">
            <text:p>1045</text:p>
          </table:table-cell>
          <table:table-cell table:formula="of:=SQRT(2*[.A102]*SQRT([.B102]^2+[.C102]^2)+[.A102]^2+[.B102]^2)" office:value-type="float" office:value="1814.62778505458" calcext:value-type="float">
            <text:p>1814.6277850546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061" calcext:value-type="float">
            <text:p>1061</text:p>
          </table:table-cell>
          <table:table-cell table:formula="of:=SQRT(2*[.A103]*SQRT([.B103]^2+[.C103]^2)+[.A103]^2+[.B103]^2)" office:value-type="float" office:value="1822.10295891584" calcext:value-type="float">
            <text:p>1822.1029589158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080" calcext:value-type="float">
            <text:p>1080</text:p>
          </table:table-cell>
          <table:table-cell table:formula="of:=SQRT(2*[.A104]*SQRT([.B104]^2+[.C104]^2)+[.A104]^2+[.B104]^2)" office:value-type="float" office:value="1830.96594676027" calcext:value-type="float">
            <text:p>1830.9659467603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085" calcext:value-type="float">
            <text:p>1085</text:p>
          </table:table-cell>
          <table:table-cell table:formula="of:=SQRT(2*[.A105]*SQRT([.B105]^2+[.C105]^2)+[.A105]^2+[.B105]^2)" office:value-type="float" office:value="1833.29570854793" calcext:value-type="float">
            <text:p>1833.2957085479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102" calcext:value-type="float">
            <text:p>1102</text:p>
          </table:table-cell>
          <table:table-cell table:formula="of:=SQRT(2*[.A106]*SQRT([.B106]^2+[.C106]^2)+[.A106]^2+[.B106]^2)" office:value-type="float" office:value="1841.20843567639" calcext:value-type="float">
            <text:p>1841.2084356764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117" calcext:value-type="float">
            <text:p>1117</text:p>
          </table:table-cell>
          <table:table-cell table:formula="of:=SQRT(2*[.A107]*SQRT([.B107]^2+[.C107]^2)+[.A107]^2+[.B107]^2)" office:value-type="float" office:value="1848.17901346162" calcext:value-type="float">
            <text:p>1848.1790134616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125" calcext:value-type="float">
            <text:p>1125</text:p>
          </table:table-cell>
          <table:table-cell table:formula="of:=SQRT(2*[.A108]*SQRT([.B108]^2+[.C108]^2)+[.A108]^2+[.B108]^2)" office:value-type="float" office:value="1851.89219725766" calcext:value-type="float">
            <text:p>1851.8921972577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134" calcext:value-type="float">
            <text:p>1134</text:p>
          </table:table-cell>
          <table:table-cell table:formula="of:=SQRT(2*[.A109]*SQRT([.B109]^2+[.C109]^2)+[.A109]^2+[.B109]^2)" office:value-type="float" office:value="1856.06572887121" calcext:value-type="float">
            <text:p>1856.0657288712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138" calcext:value-type="float">
            <text:p>1138</text:p>
          </table:table-cell>
          <table:table-cell table:formula="of:=SQRT(2*[.A110]*SQRT([.B110]^2+[.C110]^2)+[.A110]^2+[.B110]^2)" office:value-type="float" office:value="1857.91932027694" calcext:value-type="float">
            <text:p>1857.919320277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153" calcext:value-type="float">
            <text:p>1153</text:p>
          </table:table-cell>
          <table:table-cell table:formula="of:=SQRT(2*[.A111]*SQRT([.B111]^2+[.C111]^2)+[.A111]^2+[.B111]^2)" office:value-type="float" office:value="1864.86295999138" calcext:value-type="float">
            <text:p>1864.8629599914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161" calcext:value-type="float">
            <text:p>1161</text:p>
          </table:table-cell>
          <table:table-cell table:formula="of:=SQRT(2*[.A112]*SQRT([.B112]^2+[.C112]^2)+[.A112]^2+[.B112]^2)" office:value-type="float" office:value="1868.56142004076" calcext:value-type="float">
            <text:p>1868.5614200408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165" calcext:value-type="float">
            <text:p>1165</text:p>
          </table:table-cell>
          <table:table-cell table:formula="of:=SQRT(2*[.A113]*SQRT([.B113]^2+[.C113]^2)+[.A113]^2+[.B113]^2)" office:value-type="float" office:value="1870.40937317326" calcext:value-type="float">
            <text:p>1870.4093731733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174" calcext:value-type="float">
            <text:p>1174</text:p>
          </table:table-cell>
          <table:table-cell table:formula="of:=SQRT(2*[.A114]*SQRT([.B114]^2+[.C114]^2)+[.A114]^2+[.B114]^2)" office:value-type="float" office:value="1874.56411730248" calcext:value-type="float">
            <text:p>1874.5641173025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179" calcext:value-type="float">
            <text:p>1179</text:p>
          </table:table-cell>
          <table:table-cell table:formula="of:=SQRT(2*[.A115]*SQRT([.B115]^2+[.C115]^2)+[.A115]^2+[.B115]^2)" office:value-type="float" office:value="1876.87040474956" calcext:value-type="float">
            <text:p>1876.8704047496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183" calcext:value-type="float">
            <text:p>1183</text:p>
          </table:table-cell>
          <table:table-cell table:formula="of:=SQRT(2*[.A116]*SQRT([.B116]^2+[.C116]^2)+[.A116]^2+[.B116]^2)" office:value-type="float" office:value="1878.71444619967" calcext:value-type="float">
            <text:p>1878.7144461997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201" calcext:value-type="float">
            <text:p>1201</text:p>
          </table:table-cell>
          <table:table-cell table:formula="of:=SQRT(2*[.A117]*SQRT([.B117]^2+[.C117]^2)+[.A117]^2+[.B117]^2)" office:value-type="float" office:value="1887.00161015572" calcext:value-type="float">
            <text:p>1887.0016101557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205" calcext:value-type="float">
            <text:p>1205</text:p>
          </table:table-cell>
          <table:table-cell table:formula="of:=SQRT(2*[.A118]*SQRT([.B118]^2+[.C118]^2)+[.A118]^2+[.B118]^2)" office:value-type="float" office:value="1888.84072202357" calcext:value-type="float">
            <text:p>1888.8407220236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226" calcext:value-type="float">
            <text:p>1226</text:p>
          </table:table-cell>
          <table:table-cell table:formula="of:=SQRT(2*[.A119]*SQRT([.B119]^2+[.C119]^2)+[.A119]^2+[.B119]^2)" office:value-type="float" office:value="1898.48097811731" calcext:value-type="float">
            <text:p>1898.4809781173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233" calcext:value-type="float">
            <text:p>1233</text:p>
          </table:table-cell>
          <table:table-cell table:formula="of:=SQRT(2*[.A120]*SQRT([.B120]^2+[.C120]^2)+[.A120]^2+[.B120]^2)" office:value-type="float" office:value="1901.68869226627" calcext:value-type="float">
            <text:p>1901.6886922663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245" calcext:value-type="float">
            <text:p>1245</text:p>
          </table:table-cell>
          <table:table-cell table:formula="of:=SQRT(2*[.A121]*SQRT([.B121]^2+[.C121]^2)+[.A121]^2+[.B121]^2)" office:value-type="float" office:value="1907.18089301058" calcext:value-type="float">
            <text:p>1907.1808930106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253" calcext:value-type="float">
            <text:p>1253</text:p>
          </table:table-cell>
          <table:table-cell table:formula="of:=SQRT(2*[.A122]*SQRT([.B122]^2+[.C122]^2)+[.A122]^2+[.B122]^2)" office:value-type="float" office:value="1910.83758662732" calcext:value-type="float">
            <text:p>1910.8375866273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276" calcext:value-type="float">
            <text:p>1276</text:p>
          </table:table-cell>
          <table:table-cell table:formula="of:=SQRT(2*[.A123]*SQRT([.B123]^2+[.C123]^2)+[.A123]^2+[.B123]^2)" office:value-type="float" office:value="1921.32900835138" calcext:value-type="float">
            <text:p>1921.3290083514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285" calcext:value-type="float">
            <text:p>1285</text:p>
          </table:table-cell>
          <table:table-cell table:formula="of:=SQRT(2*[.A124]*SQRT([.B124]^2+[.C124]^2)+[.A124]^2+[.B124]^2)" office:value-type="float" office:value="1925.42552857921" calcext:value-type="float">
            <text:p>1925.4255285792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296" calcext:value-type="float">
            <text:p>1296</text:p>
          </table:table-cell>
          <table:table-cell table:formula="of:=SQRT(2*[.A125]*SQRT([.B125]^2+[.C125]^2)+[.A125]^2+[.B125]^2)" office:value-type="float" office:value="1930.42556987362" calcext:value-type="float">
            <text:p>1930.4255698736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305" calcext:value-type="float">
            <text:p>1305</text:p>
          </table:table-cell>
          <table:table-cell table:formula="of:=SQRT(2*[.A126]*SQRT([.B126]^2+[.C126]^2)+[.A126]^2+[.B126]^2)" office:value-type="float" office:value="1934.51089433543" calcext:value-type="float">
            <text:p>1934.5108943354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320" calcext:value-type="float">
            <text:p>1320</text:p>
          </table:table-cell>
          <table:table-cell table:formula="of:=SQRT(2*[.A127]*SQRT([.B127]^2+[.C127]^2)+[.A127]^2+[.B127]^2)" office:value-type="float" office:value="1941.30843871755" calcext:value-type="float">
            <text:p>1941.3084387176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336" calcext:value-type="float">
            <text:p>1336</text:p>
          </table:table-cell>
          <table:table-cell table:formula="of:=SQRT(2*[.A128]*SQRT([.B128]^2+[.C128]^2)+[.A128]^2+[.B128]^2)" office:value-type="float" office:value="1948.54340747534" calcext:value-type="float">
            <text:p>1948.5434074754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355" calcext:value-type="float">
            <text:p>1355</text:p>
          </table:table-cell>
          <table:table-cell table:formula="of:=SQRT(2*[.A129]*SQRT([.B129]^2+[.C129]^2)+[.A129]^2+[.B129]^2)" office:value-type="float" office:value="1957.113615796" calcext:value-type="float">
            <text:p>1957.113615796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367" calcext:value-type="float">
            <text:p>1367</text:p>
          </table:table-cell>
          <table:table-cell table:formula="of:=SQRT(2*[.A130]*SQRT([.B130]^2+[.C130]^2)+[.A130]^2+[.B130]^2)" office:value-type="float" office:value="1962.51435576089" calcext:value-type="float">
            <text:p>1962.5143557609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396" calcext:value-type="float">
            <text:p>1396</text:p>
          </table:table-cell>
          <table:table-cell table:formula="of:=SQRT(2*[.A131]*SQRT([.B131]^2+[.C131]^2)+[.A131]^2+[.B131]^2)" office:value-type="float" office:value="1975.52736190262" calcext:value-type="float">
            <text:p>1975.5273619026</text:p>
          </table:table-cell>
        </table:table-row>
        <table:table-row table:style-name="ro1">
          <table:table-cell office:value-type="float" office:value="938.272" calcext:value-type="float">
            <text:p>938.272</text:p>
          </table:table-cell>
          <table:table-cell office:value-type="float" office:value="493.677" calcext:value-type="float">
            <text:p>493.677</text:p>
          </table:table-cell>
          <table:table-cell office:value-type="float" office:value="1434" calcext:value-type="float">
            <text:p>1434</text:p>
          </table:table-cell>
          <table:table-cell table:formula="of:=SQRT(2*[.A132]*SQRT([.B132]^2+[.C132]^2)+[.A132]^2+[.B132]^2)" office:value-type="float" office:value="1992.49500896551" calcext:value-type="float">
            <text:p>1992.49500896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19:14:30.748092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4:25:14.752416271</meta:creation-date>
    <dc:date>2016-09-23T19:14:49.798518945</dc:date>
    <meta:editing-duration>PT2H50M33S</meta:editing-duration>
    <meta:editing-cycles>3</meta:editing-cycles>
    <meta:generator>LibreOffice/5.1.4.2$Linux_X86_64 LibreOffice_project/10m0$Build-2</meta:generator>
    <meta:document-statistic meta:table-count="1" meta:cell-count="525" meta:object-count="0"/>
  </office:meta>
</office:document-meta>
</file>